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9894in" svg:height="6.7559in" svg:x="10.6417in" svg:y="0.5976in">
            <draw:object draw:notify-on-update-of-ranges="Sheet1.A4:Sheet1.A88 Sheet1.G4:Sheet1.G88 Sheet1.A4:Sheet1.A69 Sheet2.K4:Sheet2.K71 Sheet1.A4:Sheet1.A88 Sheet1.K4:Sheet1.K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1</text:p>
          </table:table-cell>
          <table:covered-table-cell table:number-columns-repeated="13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F4]/[.E4])" office:value-type="float" office:value="1.23381667569867" calcext:value-type="float">
            <text:p>1.2338166757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J4]/[.I4])" office:value-type="float" office:value="0.132049954766551" calcext:value-type="float">
            <text:p>0.1320499548</text:p>
          </table:table-cell>
          <table:table-cell table:number-columns-repeated="3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F5]/[.E5])" office:value-type="float" office:value="1.20103395288328" calcext:value-type="float">
            <text:p>1.2010339529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J5]/[.I5])" office:value-type="float" office:value="0.130189377311696" calcext:value-type="float">
            <text:p>0.1301893773</text:p>
          </table:table-cell>
          <table:table-cell table:number-columns-repeated="3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F6]/[.E6])" office:value-type="float" office:value="1.16613967682392" calcext:value-type="float">
            <text:p>1.1661396768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J6]/[.I6])" office:value-type="float" office:value="0.120721940864342" calcext:value-type="float">
            <text:p>0.1207219409</text:p>
          </table:table-cell>
          <table:table-cell table:number-columns-repeated="3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F7]/[.E7])" office:value-type="float" office:value="1.26589786821049" calcext:value-type="float">
            <text:p>1.2658978682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J7]/[.I7])" office:value-type="float" office:value="0.0938326069761358" calcext:value-type="float">
            <text:p>0.093832607</text:p>
          </table:table-cell>
          <table:table-cell table:number-columns-repeated="3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F8]/[.E8])" office:value-type="float" office:value="1.36175251767416" calcext:value-type="float">
            <text:p>1.3617525177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J8]/[.I8])" office:value-type="float" office:value="0.105517686581529" calcext:value-type="float">
            <text:p>0.1055176866</text:p>
          </table:table-cell>
          <table:table-cell table:number-columns-repeated="3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F9]/[.E9])" office:value-type="float" office:value="1.39907661761535" calcext:value-type="float">
            <text:p>1.3990766176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J9]/[.I9])" office:value-type="float" office:value="0.0415139284396091" calcext:value-type="float">
            <text:p>0.0415139284</text:p>
          </table:table-cell>
          <table:table-cell table:number-columns-repeated="3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F10]/[.E10])" office:value-type="float" office:value="1.40053377149854" calcext:value-type="float">
            <text:p>1.4005337715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J10]/[.I10])" office:value-type="float" office:value="0.103442848964113" calcext:value-type="float">
            <text:p>0.103442849</text:p>
          </table:table-cell>
          <table:table-cell table:number-columns-repeated="3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F11]/[.E11])" office:value-type="float" office:value="1.32116519743045" calcext:value-type="float">
            <text:p>1.3211651974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J11]/[.I11])" office:value-type="float" office:value="0.102385798541083" calcext:value-type="float">
            <text:p>0.1023857985</text:p>
          </table:table-cell>
          <table:table-cell table:number-columns-repeated="3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F12]/[.E12])" office:value-type="float" office:value="1.27389510348059" calcext:value-type="float">
            <text:p>1.2738951035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J12]/[.I12])" office:value-type="float" office:value="0.104256393750138" calcext:value-type="float">
            <text:p>0.1042563938</text:p>
          </table:table-cell>
          <table:table-cell table:number-columns-repeated="3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F13]/[.E13])" office:value-type="float" office:value="1.33058486084844" calcext:value-type="float">
            <text:p>1.3305848608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J13]/[.I13])" office:value-type="float" office:value="0.105762165517242" calcext:value-type="float">
            <text:p>0.1057621655</text:p>
          </table:table-cell>
          <table:table-cell table:number-columns-repeated="3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F14]/[.E14])" office:value-type="float" office:value="1.42554273079758" calcext:value-type="float">
            <text:p>1.4255427308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J14]/[.I14])" office:value-type="float" office:value="0.0858506403656242" calcext:value-type="float">
            <text:p>0.0858506404</text:p>
          </table:table-cell>
          <table:table-cell table:number-columns-repeated="3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F15]/[.E15])" office:value-type="float" office:value="1.4331724788177" calcext:value-type="float">
            <text:p>1.4331724788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J15]/[.I15])" office:value-type="float" office:value="0.049170209555896" calcext:value-type="float">
            <text:p>0.0491702096</text:p>
          </table:table-cell>
          <table:table-cell table:number-columns-repeated="3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F16]/[.E16])" office:value-type="float" office:value="1.46328293188478" calcext:value-type="float">
            <text:p>1.4632829319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J16]/[.I16])" office:value-type="float" office:value="0.144109309531189" calcext:value-type="float">
            <text:p>0.1441093095</text:p>
          </table:table-cell>
          <table:table-cell table:number-columns-repeated="3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F17]/[.E17])" office:value-type="float" office:value="1.49616596310623" calcext:value-type="float">
            <text:p>1.4961659631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J17]/[.I17])" office:value-type="float" office:value="0.03692821185745" calcext:value-type="float">
            <text:p>0.0369282119</text:p>
          </table:table-cell>
          <table:table-cell table:number-columns-repeated="3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F18]/[.E18])" office:value-type="float" office:value="1.53187626813902" calcext:value-type="float">
            <text:p>1.5318762681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J18]/[.I18])" office:value-type="float" office:value="0.142872804612435" calcext:value-type="float">
            <text:p>0.1428728046</text:p>
          </table:table-cell>
          <table:table-cell table:number-columns-repeated="3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F19]/[.E19])" office:value-type="float" office:value="1.47723354639502" calcext:value-type="float">
            <text:p>1.477233546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J19]/[.I19])" office:value-type="float" office:value="0.0164523344699333" calcext:value-type="float">
            <text:p>0.0164523345</text:p>
          </table:table-cell>
          <table:table-cell table:number-columns-repeated="3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F20]/[.E20])" office:value-type="float" office:value="1.36017851398933" calcext:value-type="float">
            <text:p>1.360178514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J20]/[.I20])" office:value-type="float" office:value="0.13524465525059" calcext:value-type="float">
            <text:p>0.1352446553</text:p>
          </table:table-cell>
          <table:table-cell table:number-columns-repeated="3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F21]/[.E21])" office:value-type="float" office:value="1.39226727113533" calcext:value-type="float">
            <text:p>1.3922672711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J21]/[.I21])" office:value-type="float" office:value="0.106704150391378" calcext:value-type="float">
            <text:p>0.1067041504</text:p>
          </table:table-cell>
          <table:table-cell table:number-columns-repeated="3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F22]/[.E22])" office:value-type="float" office:value="1.41119781814299" calcext:value-type="float">
            <text:p>1.411197818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J22]/[.I22])" office:value-type="float" office:value="0.111152645665277" calcext:value-type="float">
            <text:p>0.1111526457</text:p>
          </table:table-cell>
          <table:table-cell table:number-columns-repeated="3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F23]/[.E23])" office:value-type="float" office:value="1.28918247450631" calcext:value-type="float">
            <text:p>1.2891824745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J23]/[.I23])" office:value-type="float" office:value="0.0837600265273706" calcext:value-type="float">
            <text:p>0.0837600265</text:p>
          </table:table-cell>
          <table:table-cell table:number-columns-repeated="3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F24]/[.E24])" office:value-type="float" office:value="1.19392246847243" calcext:value-type="float">
            <text:p>1.1939224685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J24]/[.I24])" office:value-type="float" office:value="0.082005837174495" calcext:value-type="float">
            <text:p>0.0820058372</text:p>
          </table:table-cell>
          <table:table-cell table:number-columns-repeated="3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F25]/[.E25])" office:value-type="float" office:value="1.05747771881598" calcext:value-type="float">
            <text:p>1.0574777188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J25]/[.I25])" office:value-type="float" office:value="0.0446315462316468" calcext:value-type="float">
            <text:p>0.0446315462</text:p>
          </table:table-cell>
          <table:table-cell table:number-columns-repeated="3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F26]/[.E26])" office:value-type="float" office:value="1.27223872614233" calcext:value-type="float">
            <text:p>1.2722387261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J26]/[.I26])" office:value-type="float" office:value="0.0678100668788683" calcext:value-type="float">
            <text:p>0.0678100669</text:p>
          </table:table-cell>
          <table:table-cell table:number-columns-repeated="3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F27]/[.E27])" office:value-type="float" office:value="1.283462233165" calcext:value-type="float">
            <text:p>1.2834622332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J27]/[.I27])" office:value-type="float" office:value="0.0371226627377622" calcext:value-type="float">
            <text:p>0.0371226627</text:p>
          </table:table-cell>
          <table:table-cell table:number-columns-repeated="3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F28]/[.E28])" office:value-type="float" office:value="1.37251770818238" calcext:value-type="float">
            <text:p>1.3725177082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J28]/[.I28])" office:value-type="float" office:value="0.0754190656476727" calcext:value-type="float">
            <text:p>0.0754190656</text:p>
          </table:table-cell>
          <table:table-cell table:number-columns-repeated="3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F29]/[.E29])" office:value-type="float" office:value="1.45002816322039" calcext:value-type="float">
            <text:p>1.4500281632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J29]/[.I29])" office:value-type="float" office:value="0.0610972160841557" calcext:value-type="float">
            <text:p>0.0610972161</text:p>
          </table:table-cell>
          <table:table-cell table:number-columns-repeated="3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F30]/[.E30])" office:value-type="float" office:value="1.46308257207034" calcext:value-type="float">
            <text:p>1.4630825721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J30]/[.I30])" office:value-type="float" office:value="0.126379377512223" calcext:value-type="float">
            <text:p>0.1263793775</text:p>
          </table:table-cell>
          <table:table-cell table:number-columns-repeated="3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F31]/[.E31])" office:value-type="float" office:value="1.50097341083868" calcext:value-type="float">
            <text:p>1.5009734108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J31]/[.I31])" office:value-type="float" office:value="0.109280885320075" calcext:value-type="float">
            <text:p>0.1092808853</text:p>
          </table:table-cell>
          <table:table-cell table:number-columns-repeated="3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F32]/[.E32])" office:value-type="float" office:value="1.43668640784346" calcext:value-type="float">
            <text:p>1.4366864078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J32]/[.I32])" office:value-type="float" office:value="0.116273283425368" calcext:value-type="float">
            <text:p>0.1162732834</text:p>
          </table:table-cell>
          <table:table-cell table:number-columns-repeated="3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F33]/[.E33])" office:value-type="float" office:value="1.41465674508213" calcext:value-type="float">
            <text:p>1.4146567451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J33]/[.I33])" office:value-type="float" office:value="0.121289314091904" calcext:value-type="float">
            <text:p>0.1212893141</text:p>
          </table:table-cell>
          <table:table-cell table:number-columns-repeated="3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F34]/[.E34])" office:value-type="float" office:value="1.49938268524906" calcext:value-type="float">
            <text:p>1.4993826852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J34]/[.I34])" office:value-type="float" office:value="0.109340028014763" calcext:value-type="float">
            <text:p>0.109340028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F35]/[.E35])" office:value-type="float" office:value="1.50035726085048" calcext:value-type="float">
            <text:p>1.5003572609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J35]/[.I35])" office:value-type="float" office:value="0.122146877301225" calcext:value-type="float">
            <text:p>0.1221468773</text:p>
          </table:table-cell>
          <table:table-cell table:number-columns-repeated="3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F36]/[.E36])" office:value-type="float" office:value="1.45893511049776" calcext:value-type="float">
            <text:p>1.4589351105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J36]/[.I36])" office:value-type="float" office:value="0.109301545580957" calcext:value-type="float">
            <text:p>0.1093015456</text:p>
          </table:table-cell>
          <table:table-cell table:number-columns-repeated="3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F37]/[.E37])" office:value-type="float" office:value="1.46878308721529" calcext:value-type="float">
            <text:p>1.4687830872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J37]/[.I37])" office:value-type="float" office:value="0.114254963095697" calcext:value-type="float">
            <text:p>0.1142549631</text:p>
          </table:table-cell>
          <table:table-cell table:number-columns-repeated="3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F38]/[.E38])" office:value-type="float" office:value="1.49065437644413" calcext:value-type="float">
            <text:p>1.4906543764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J38]/[.I38])" office:value-type="float" office:value="0.0882249223689412" calcext:value-type="float">
            <text:p>0.0882249224</text:p>
          </table:table-cell>
          <table:table-cell table:number-columns-repeated="3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F39]/[.E39])" office:value-type="float" office:value="1.50396212964457" calcext:value-type="float">
            <text:p>1.5039621296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J39]/[.I39])" office:value-type="float" office:value="0.147709941426625" calcext:value-type="float">
            <text:p>0.1477099414</text:p>
          </table:table-cell>
          <table:table-cell table:number-columns-repeated="3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F40]/[.E40])" office:value-type="float" office:value="1.45435906761996" calcext:value-type="float">
            <text:p>1.4543590676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J40]/[.I40])" office:value-type="float" office:value="0.118478978338798" calcext:value-type="float">
            <text:p>0.1184789783</text:p>
          </table:table-cell>
          <table:table-cell table:number-columns-repeated="3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F41]/[.E41])" office:value-type="float" office:value="1.49330326363419" calcext:value-type="float">
            <text:p>1.493303263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J41]/[.I41])" office:value-type="float" office:value="0.101388362570733" calcext:value-type="float">
            <text:p>0.1013883626</text:p>
          </table:table-cell>
          <table:table-cell table:number-columns-repeated="3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F42]/[.E42])" office:value-type="float" office:value="1.52861991300733" calcext:value-type="float">
            <text:p>1.5286199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J42]/[.I42])" office:value-type="float" office:value="0.100251554649875" calcext:value-type="float">
            <text:p>0.1002515546</text:p>
          </table:table-cell>
          <table:table-cell table:number-columns-repeated="3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F43]/[.E43])" office:value-type="float" office:value="1.4832142917605" calcext:value-type="float">
            <text:p>1.4832142918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J43]/[.I43])" office:value-type="float" office:value="0.0993641449566307" calcext:value-type="float">
            <text:p>0.099364145</text:p>
          </table:table-cell>
          <table:table-cell table:number-columns-repeated="3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F44]/[.E44])" office:value-type="float" office:value="1.40946499919848" calcext:value-type="float">
            <text:p>1.4094649992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J44]/[.I44])" office:value-type="float" office:value="0.107564534644557" calcext:value-type="float">
            <text:p>0.1075645346</text:p>
          </table:table-cell>
          <table:table-cell table:number-columns-repeated="3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F45]/[.E45])" office:value-type="float" office:value="1.41271520166331" calcext:value-type="float">
            <text:p>1.4127152017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J45]/[.I45])" office:value-type="float" office:value="0.115504486431308" calcext:value-type="float">
            <text:p>0.1155044864</text:p>
          </table:table-cell>
          <table:table-cell table:number-columns-repeated="3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F46]/[.E46])" office:value-type="float" office:value="1.40599878933544" calcext:value-type="float">
            <text:p>1.4059987893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J46]/[.I46])" office:value-type="float" office:value="0.0875419393334442" calcext:value-type="float">
            <text:p>0.0875419393</text:p>
          </table:table-cell>
          <table:table-cell table:number-columns-repeated="3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F47]/[.E47])" office:value-type="float" office:value="1.42188350297007" calcext:value-type="float">
            <text:p>1.421883503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J47]/[.I47])" office:value-type="float" office:value="0.105205776779374" calcext:value-type="float">
            <text:p>0.1052057768</text:p>
          </table:table-cell>
          <table:table-cell table:number-columns-repeated="3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F48]/[.E48])" office:value-type="float" office:value="1.51871489663668" calcext:value-type="float">
            <text:p>1.5187148966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J48]/[.I48])" office:value-type="float" office:value="0.12168885374497" calcext:value-type="float">
            <text:p>0.1216888537</text:p>
          </table:table-cell>
          <table:table-cell table:number-columns-repeated="3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F49]/[.E49])" office:value-type="float" office:value="1.40924156103472" calcext:value-type="float">
            <text:p>1.409241561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J49]/[.I49])" office:value-type="float" office:value="0.12716206727609" calcext:value-type="float">
            <text:p>0.1271620673</text:p>
          </table:table-cell>
          <table:table-cell table:number-columns-repeated="3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F50]/[.E50])" office:value-type="float" office:value="1.21581507902271" calcext:value-type="float">
            <text:p>1.215815079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J50]/[.I50])" office:value-type="float" office:value="0.112154519022107" calcext:value-type="float">
            <text:p>0.112154519</text:p>
          </table:table-cell>
          <table:table-cell table:number-columns-repeated="3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F51]/[.E51])" office:value-type="float" office:value="1.45338253267795" calcext:value-type="float">
            <text:p>1.4533825327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J51]/[.I51])" office:value-type="float" office:value="0.131872748709638" calcext:value-type="float">
            <text:p>0.1318727487</text:p>
          </table:table-cell>
          <table:table-cell table:number-columns-repeated="3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F52]/[.E52])" office:value-type="float" office:value="1.44320817016214" calcext:value-type="float">
            <text:p>1.4432081702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J52]/[.I52])" office:value-type="float" office:value="0.102822736005356" calcext:value-type="float">
            <text:p>0.102822736</text:p>
          </table:table-cell>
          <table:table-cell table:number-columns-repeated="3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F53]/[.E53])" office:value-type="float" office:value="1.44147432338809" calcext:value-type="float">
            <text:p>1.4414743234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J53]/[.I53])" office:value-type="float" office:value="0.130239064275356" calcext:value-type="float">
            <text:p>0.1302390643</text:p>
          </table:table-cell>
          <table:table-cell table:number-columns-repeated="3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F54]/[.E54])" office:value-type="float" office:value="1.34314159850189" calcext:value-type="float">
            <text:p>1.3431415985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J54]/[.I54])" office:value-type="float" office:value="0.0834600490666471" calcext:value-type="float">
            <text:p>0.0834600491</text:p>
          </table:table-cell>
          <table:table-cell table:number-columns-repeated="3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F55]/[.E55])" office:value-type="float" office:value="1.38035668904867" calcext:value-type="float">
            <text:p>1.380356689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J55]/[.I55])" office:value-type="float" office:value="0.0938661362320913" calcext:value-type="float">
            <text:p>0.0938661362</text:p>
          </table:table-cell>
          <table:table-cell table:number-columns-repeated="3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F56]/[.E56])" office:value-type="float" office:value="1.48395050211882" calcext:value-type="float">
            <text:p>1.4839505021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J56]/[.I56])" office:value-type="float" office:value="0.11463540951339" calcext:value-type="float">
            <text:p>0.1146354095</text:p>
          </table:table-cell>
          <table:table-cell table:number-columns-repeated="3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F57]/[.E57])" office:value-type="float" office:value="1.44299370784676" calcext:value-type="float">
            <text:p>1.44299370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J57]/[.I57])" office:value-type="float" office:value="0.13131485944356" calcext:value-type="float">
            <text:p>0.1313148594</text:p>
          </table:table-cell>
          <table:table-cell table:number-columns-repeated="3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F58]/[.E58])" office:value-type="float" office:value="1.45988994377448" calcext:value-type="float">
            <text:p>1.459889943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J58]/[.I58])" office:value-type="float" office:value="0.122385101168994" calcext:value-type="float">
            <text:p>0.1223851012</text:p>
          </table:table-cell>
          <table:table-cell table:number-columns-repeated="3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F59]/[.E59])" office:value-type="float" office:value="1.46839998855544" calcext:value-type="float">
            <text:p>1.4683999886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J59]/[.I59])" office:value-type="float" office:value="0.0895729772338297" calcext:value-type="float">
            <text:p>0.0895729772</text:p>
          </table:table-cell>
          <table:table-cell table:number-columns-repeated="3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F61]/[.E61])" office:value-type="float" office:value="1.3677955283229" calcext:value-type="float">
            <text:p>1.3677955283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J60]/[.I6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F61]/[.E61])" office:value-type="float" office:value="1.3677955283229" calcext:value-type="float">
            <text:p>1.3677955283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J61]/[.I61])" office:value-type="float" office:value="0.111930309346329" calcext:value-type="float">
            <text:p>0.1119303093</text:p>
          </table:table-cell>
          <table:table-cell table:number-columns-repeated="3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F62]/[.E62])" office:value-type="float" office:value="1.47707881046926" calcext:value-type="float">
            <text:p>1.4770788105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J62]/[.I62])" office:value-type="float" office:value="0.137027429532091" calcext:value-type="float">
            <text:p>0.1370274295</text:p>
          </table:table-cell>
          <table:table-cell table:number-columns-repeated="3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F63]/[.E63])" office:value-type="float" office:value="1.54912659303198" calcext:value-type="float">
            <text:p>1.54912659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J63]/[.I63])" office:value-type="float" office:value="0.0828643697233108" calcext:value-type="float">
            <text:p>0.0828643697</text:p>
          </table:table-cell>
          <table:table-cell table:number-columns-repeated="3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F64]/[.E64])" office:value-type="float" office:value="1.52779753840238" calcext:value-type="float">
            <text:p>1.52779753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J64]/[.I64])" office:value-type="float" office:value="0.108307690109006" calcext:value-type="float">
            <text:p>0.1083076901</text:p>
          </table:table-cell>
          <table:table-cell table:number-columns-repeated="3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F65]/[.E65])" office:value-type="float" office:value="1.47937637089121" calcext:value-type="float">
            <text:p>1.4793763709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J65]/[.I65])" office:value-type="float" office:value="0.0699090419587309" calcext:value-type="float">
            <text:p>0.069909042</text:p>
          </table:table-cell>
          <table:table-cell table:number-columns-repeated="3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F66]/[.E66])" office:value-type="float" office:value="1.39234105991587" calcext:value-type="float">
            <text:p>1.3923410599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J66]/[.I66])" office:value-type="float" office:value="0.12305526194437" calcext:value-type="float">
            <text:p>0.1230552619</text:p>
          </table:table-cell>
          <table:table-cell table:number-columns-repeated="3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F67]/[.E67])" office:value-type="float" office:value="1.50152702559027" calcext:value-type="float">
            <text:p>1.501527025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J67]/[.I67])" office:value-type="float" office:value="0.111816198876351" calcext:value-type="float">
            <text:p>0.1118161989</text:p>
          </table:table-cell>
          <table:table-cell table:number-columns-repeated="3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F68]/[.E68])" office:value-type="float" office:value="1.45884411777497" calcext:value-type="float">
            <text:p>1.4588441178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J68]/[.I68])" office:value-type="float" office:value="0.146268475165823" calcext:value-type="float">
            <text:p>0.1462684752</text:p>
          </table:table-cell>
          <table:table-cell table:number-columns-repeated="3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F69]/[.E69])" office:value-type="float" office:value="1.48577372918848" calcext:value-type="float">
            <text:p>1.4857737292</text:p>
          </table:table-cell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J69]/[.I69])" office:value-type="float" office:value="0.101994539407629" calcext:value-type="float">
            <text:p>0.1019945394</text:p>
          </table:table-cell>
          <table:table-cell table:number-columns-repeated="3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M4:Sheet2.M69 Sheet2.N3:Sheet2.N3 Sheet2.N4:Sheet2.N69 Sheet2.M4:Sheet2.M69 Sheet2.O3:Sheet2.O3 Sheet2.O4:Sheet2.O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P3:Sheet2.P3 Sheet2.P4:Sheet2.P71 Sheet2.M4:Sheet2.M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2</text:p>
          </table:table-cell>
          <table:covered-table-cell table:number-columns-repeated="11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F4]/[Sheet2.E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J4]/[.I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G4] / [Sheet1.K4]" office:value-type="float" office:value="9.3435600025757" calcext:value-type="float">
            <text:p>9.3435600026</text:p>
          </table:table-cell>
          <table:table-cell table:formula="of:=[.G4]/[.K4]" office:value-type="float" office:value="8.87057381071366" calcext:value-type="float">
            <text:p>8.8705738107</text:p>
          </table:table-cell>
          <table:table-cell table:formula="of:=[.O4]-[.N4]" office:value-type="float" office:value="-0.47298619186204" calcext:value-type="float">
            <text:p>-0.472986191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F5]/[Sheet2.E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J5]/[.I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G5] / [Sheet1.K5]" office:value-type="float" office:value="9.22528379568015" calcext:value-type="float">
            <text:p>9.2252837957</text:p>
          </table:table-cell>
          <table:table-cell table:formula="of:=[.G5]/[.K5]" office:value-type="float" office:value="10.5023793170088" calcext:value-type="float">
            <text:p>10.502379317</text:p>
          </table:table-cell>
          <table:table-cell table:formula="of:=[.O5]-[.N5]" office:value-type="float" office:value="1.27709552132866" calcext:value-type="float">
            <text:p>1.277095521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F6]/[Sheet2.E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J6]/[.I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G6] / [Sheet1.K6]" office:value-type="float" office:value="9.65971610856003" calcext:value-type="float">
            <text:p>9.6597161086</text:p>
          </table:table-cell>
          <table:table-cell table:formula="of:=[.G6]/[.K6]" office:value-type="float" office:value="10.3527136253465" calcext:value-type="float">
            <text:p>10.3527136253</text:p>
          </table:table-cell>
          <table:table-cell table:formula="of:=[.O6]-[.N6]" office:value-type="float" office:value="0.692997516786505" calcext:value-type="float">
            <text:p>0.6929975168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F7]/[Sheet2.E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J7]/[.I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G7] / [Sheet1.K7]" office:value-type="float" office:value="13.4910230995973" calcext:value-type="float">
            <text:p>13.4910230996</text:p>
          </table:table-cell>
          <table:table-cell table:formula="of:=[.G7]/[.K7]" office:value-type="float" office:value="9.90132542511884" calcext:value-type="float">
            <text:p>9.9013254251</text:p>
          </table:table-cell>
          <table:table-cell table:formula="of:=[.O7]-[.N7]" office:value-type="float" office:value="-3.58969767447849" calcext:value-type="float">
            <text:p>-3.5896976745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F8]/[Sheet2.E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J8]/[.I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G8] / [Sheet1.K8]" office:value-type="float" office:value="12.9054432653998" calcext:value-type="float">
            <text:p>12.9054432654</text:p>
          </table:table-cell>
          <table:table-cell table:formula="of:=[.G8]/[.K8]" office:value-type="float" office:value="11.1048478885828" calcext:value-type="float">
            <text:p>11.1048478886</text:p>
          </table:table-cell>
          <table:table-cell table:formula="of:=[.O8]-[.N8]" office:value-type="float" office:value="-1.80059537681697" calcext:value-type="float">
            <text:p>-1.8005953768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F9]/[Sheet2.E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J9]/[.I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G9] / [Sheet1.K9]" office:value-type="float" office:value="33.7013785542027" calcext:value-type="float">
            <text:p>33.7013785542</text:p>
          </table:table-cell>
          <table:table-cell table:formula="of:=[.G9]/[.K9]" office:value-type="float" office:value="10.5596709186138" calcext:value-type="float">
            <text:p>10.5596709186</text:p>
          </table:table-cell>
          <table:table-cell table:formula="of:=[.O9]-[.N9]" office:value-type="float" office:value="-23.1417076355889" calcext:value-type="float">
            <text:p>-23.1417076356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F10]/[Sheet2.E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J10]/[.I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G10] / [Sheet1.K10]" office:value-type="float" office:value="13.5392033912796" calcext:value-type="float">
            <text:p>13.5392033913</text:p>
          </table:table-cell>
          <table:table-cell table:formula="of:=[.G10]/[.K10]" office:value-type="float" office:value="11.3124666117524" calcext:value-type="float">
            <text:p>11.3124666118</text:p>
          </table:table-cell>
          <table:table-cell table:formula="of:=[.O10]-[.N10]" office:value-type="float" office:value="-2.22673677952722" calcext:value-type="float">
            <text:p>-2.226736779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F11]/[Sheet2.E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J11]/[.I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G11] / [Sheet1.K11]" office:value-type="float" office:value="12.9037934582335" calcext:value-type="float">
            <text:p>12.9037934582</text:p>
          </table:table-cell>
          <table:table-cell table:formula="of:=[.G11]/[.K11]" office:value-type="float" office:value="11.7208472649888" calcext:value-type="float">
            <text:p>11.720847265</text:p>
          </table:table-cell>
          <table:table-cell table:formula="of:=[.O11]-[.N11]" office:value-type="float" office:value="-1.18294619324472" calcext:value-type="float">
            <text:p>-1.1829461932</text:p>
          </table:table-cell>
        </table:table-row>
        <table:table-row table:style-name="ro1">
          <table:table-cell office:value-type="time" office:time-value="PT01H03M00S" calcext:value-type="time">
            <text:p>01:03:00 AM</text:p>
          </table:table-cell>
          <table:table-cell office:value-type="float" office:value="24.13" calcext:value-type="float">
            <text:p>24.13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F12]/[Sheet2.E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J12]/[.I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G12] / [Sheet1.K12]" office:value-type="float" office:value="12.2188679049614" calcext:value-type="float">
            <text:p>12.218867905</text:p>
          </table:table-cell>
          <table:table-cell table:formula="of:=[.G12]/[.K12]" office:value-type="float" office:value="9.95384569549842" calcext:value-type="float">
            <text:p>9.9538456955</text:p>
          </table:table-cell>
          <table:table-cell table:formula="of:=[.O12]-[.N12]" office:value-type="float" office:value="-2.26502220946302" calcext:value-type="float">
            <text:p>-2.2650222095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F13]/[Sheet2.E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J13]/[.I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G13] / [Sheet1.K13]" office:value-type="float" office:value="12.5809154373973" calcext:value-type="float">
            <text:p>12.5809154374</text:p>
          </table:table-cell>
          <table:table-cell table:formula="of:=[.G13]/[.K13]" office:value-type="float" office:value="10.4507530562036" calcext:value-type="float">
            <text:p>10.4507530562</text:p>
          </table:table-cell>
          <table:table-cell table:formula="of:=[.O13]-[.N13]" office:value-type="float" office:value="-2.13016238119379" calcext:value-type="float">
            <text:p>-2.130162381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F14]/[Sheet2.E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J14]/[.I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G14] / [Sheet1.K14]" office:value-type="float" office:value="16.6049166870092" calcext:value-type="float">
            <text:p>16.604916687</text:p>
          </table:table-cell>
          <table:table-cell table:formula="of:=[.G14]/[.K14]" office:value-type="float" office:value="192.440802798709" calcext:value-type="float">
            <text:p>192.4408027987</text:p>
          </table:table-cell>
          <table:table-cell table:formula="of:=[.O14]-[.N14]" office:value-type="float" office:value="175.8358861117" calcext:value-type="float">
            <text:p>175.8358861117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F15]/[Sheet2.E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J15]/[.I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G15] / [Sheet1.K15]" office:value-type="float" office:value="29.1471704465381" calcext:value-type="float">
            <text:p>29.1471704465</text:p>
          </table:table-cell>
          <table:table-cell table:formula="of:=[.G15]/[.K15]" office:value-type="float" office:value="10.0015166167865" calcext:value-type="float">
            <text:p>10.0015166168</text:p>
          </table:table-cell>
          <table:table-cell table:formula="of:=[.O15]-[.N15]" office:value-type="float" office:value="-19.1456538297516" calcext:value-type="float">
            <text:p>-19.1456538298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F16]/[Sheet2.E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J16]/[.I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G16] / [Sheet1.K16]" office:value-type="float" office:value="10.1539792026281" calcext:value-type="float">
            <text:p>10.1539792026</text:p>
          </table:table-cell>
          <table:table-cell table:formula="of:=[.G16]/[.K16]" office:value-type="float" office:value="9.03086455275062" calcext:value-type="float">
            <text:p>9.0308645528</text:p>
          </table:table-cell>
          <table:table-cell table:formula="of:=[.O16]-[.N16]" office:value-type="float" office:value="-1.12311464987746" calcext:value-type="float">
            <text:p>-1.1231146499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F17]/[Sheet2.E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J17]/[.I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G17] / [Sheet1.K17]" office:value-type="float" office:value="40.5155269603013" calcext:value-type="float">
            <text:p>40.5155269603</text:p>
          </table:table-cell>
          <table:table-cell table:formula="of:=[.G17]/[.K17]" office:value-type="float" office:value="8.32104605420172" calcext:value-type="float">
            <text:p>8.3210460542</text:p>
          </table:table-cell>
          <table:table-cell table:formula="of:=[.O17]-[.N17]" office:value-type="float" office:value="-32.1944809060996" calcext:value-type="float">
            <text:p>-32.1944809061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F18]/[Sheet2.E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J18]/[.I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G18] / [Sheet1.K18]" office:value-type="float" office:value="10.7219584041517" calcext:value-type="float">
            <text:p>10.7219584042</text:p>
          </table:table-cell>
          <table:table-cell table:formula="of:=[.G18]/[.K18]" office:value-type="float" office:value="10.6947091649415" calcext:value-type="float">
            <text:p>10.6947091649</text:p>
          </table:table-cell>
          <table:table-cell table:formula="of:=[.O18]-[.N18]" office:value-type="float" office:value="-0.0272492392102244" calcext:value-type="float">
            <text:p>-0.0272492392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F19]/[Sheet2.E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J19]/[.I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G19] / [Sheet1.K19]" office:value-type="float" office:value="89.7886892036306" calcext:value-type="float">
            <text:p>89.7886892036</text:p>
          </table:table-cell>
          <table:table-cell table:formula="of:=[.G19]/[.K19]" office:value-type="float" office:value="11.2132628147682" calcext:value-type="float">
            <text:p>11.2132628148</text:p>
          </table:table-cell>
          <table:table-cell table:formula="of:=[.O19]-[.N19]" office:value-type="float" office:value="-78.5754263888624" calcext:value-type="float">
            <text:p>-78.5754263889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F20]/[Sheet2.E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J20]/[.I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G20] / [Sheet1.K20]" office:value-type="float" office:value="10.0571701814693" calcext:value-type="float">
            <text:p>10.0571701815</text:p>
          </table:table-cell>
          <table:table-cell table:formula="of:=[.G20]/[.K20]" office:value-type="float" office:value="11.6922177717249" calcext:value-type="float">
            <text:p>11.6922177717</text:p>
          </table:table-cell>
          <table:table-cell table:formula="of:=[.O20]-[.N20]" office:value-type="float" office:value="1.63504759025559" calcext:value-type="float">
            <text:p>1.6350475903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F21]/[Sheet2.E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J21]/[.I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G21] / [Sheet1.K21]" office:value-type="float" office:value="13.0479204982061" calcext:value-type="float">
            <text:p>13.0479204982</text:p>
          </table:table-cell>
          <table:table-cell table:formula="of:=[.G21]/[.K21]" office:value-type="float" office:value="10.7383066683275" calcext:value-type="float">
            <text:p>10.7383066683</text:p>
          </table:table-cell>
          <table:table-cell table:formula="of:=[.O21]-[.N21]" office:value-type="float" office:value="-2.30961382987859" calcext:value-type="float">
            <text:p>-2.3096138299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F22]/[Sheet2.E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J22]/[.I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G22] / [Sheet1.K22]" office:value-type="float" office:value="12.6960344461134" calcext:value-type="float">
            <text:p>12.6960344461</text:p>
          </table:table-cell>
          <table:table-cell table:formula="of:=[.G22]/[.K22]" office:value-type="float" office:value="10.0042772879952" calcext:value-type="float">
            <text:p>10.004277288</text:p>
          </table:table-cell>
          <table:table-cell table:formula="of:=[.O22]-[.N22]" office:value-type="float" office:value="-2.69175715811824" calcext:value-type="float">
            <text:p>-2.6917571581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F23]/[Sheet2.E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J23]/[.I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G23] / [Sheet1.K23]" office:value-type="float" office:value="15.3913809242293" calcext:value-type="float">
            <text:p>15.3913809242</text:p>
          </table:table-cell>
          <table:table-cell table:formula="of:=[.G23]/[.K23]" office:value-type="float" office:value="13.2079855551818" calcext:value-type="float">
            <text:p>13.2079855552</text:p>
          </table:table-cell>
          <table:table-cell table:formula="of:=[.O23]-[.N23]" office:value-type="float" office:value="-2.18339536904754" calcext:value-type="float">
            <text:p>-2.18339536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F24]/[Sheet2.E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J24]/[.I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G24] / [Sheet1.K24]" office:value-type="float" office:value="14.5589937205563" calcext:value-type="float">
            <text:p>14.5589937206</text:p>
          </table:table-cell>
          <table:table-cell table:formula="of:=[.G24]/[.K24]" office:value-type="float" office:value="10.8284485470941" calcext:value-type="float">
            <text:p>10.8284485471</text:p>
          </table:table-cell>
          <table:table-cell table:formula="of:=[.O24]-[.N24]" office:value-type="float" office:value="-3.73054517346221" calcext:value-type="float">
            <text:p>-3.7305451735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F25]/[Sheet2.E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J25]/[.I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G25] / [Sheet1.K25]" office:value-type="float" office:value="23.6935039921641" calcext:value-type="float">
            <text:p>23.6935039922</text:p>
          </table:table-cell>
          <table:table-cell table:formula="of:=[.G25]/[.K25]" office:value-type="float" office:value="10.4563616052465" calcext:value-type="float">
            <text:p>10.4563616052</text:p>
          </table:table-cell>
          <table:table-cell table:formula="of:=[.O25]-[.N25]" office:value-type="float" office:value="-13.2371423869176" calcext:value-type="float">
            <text:p>-13.237142386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F26]/[Sheet2.E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J26]/[.I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G26] / [Sheet1.K26]" office:value-type="float" office:value="18.7617972478183" calcext:value-type="float">
            <text:p>18.7617972478</text:p>
          </table:table-cell>
          <table:table-cell table:formula="of:=[.G26]/[.K26]" office:value-type="float" office:value="10.237282952534" calcext:value-type="float">
            <text:p>10.2372829525</text:p>
          </table:table-cell>
          <table:table-cell table:formula="of:=[.O26]-[.N26]" office:value-type="float" office:value="-8.52451429528436" calcext:value-type="float">
            <text:p>-8.5245142953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F27]/[Sheet2.E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J27]/[.I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G27] / [Sheet1.K27]" office:value-type="float" office:value="34.5735499156268" calcext:value-type="float">
            <text:p>34.5735499156</text:p>
          </table:table-cell>
          <table:table-cell table:formula="of:=[.G27]/[.K27]" office:value-type="float" office:value="12.7428588394789" calcext:value-type="float">
            <text:p>12.7428588395</text:p>
          </table:table-cell>
          <table:table-cell table:formula="of:=[.O27]-[.N27]" office:value-type="float" office:value="-21.8306910761479" calcext:value-type="float">
            <text:p>-21.8306910761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F28]/[Sheet2.E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J28]/[.I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G28] / [Sheet1.K28]" office:value-type="float" office:value="18.198550941936" calcext:value-type="float">
            <text:p>18.1985509419</text:p>
          </table:table-cell>
          <table:table-cell table:formula="of:=[.G28]/[.K28]" office:value-type="float" office:value="10.8758537179786" calcext:value-type="float">
            <text:p>10.875853718</text:p>
          </table:table-cell>
          <table:table-cell table:formula="of:=[.O28]-[.N28]" office:value-type="float" office:value="-7.32269722395736" calcext:value-type="float">
            <text:p>-7.322697224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F29]/[Sheet2.E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J29]/[.I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G29] / [Sheet1.K29]" office:value-type="float" office:value="23.7331298569007" calcext:value-type="float">
            <text:p>23.7331298569</text:p>
          </table:table-cell>
          <table:table-cell table:formula="of:=[.G29]/[.K29]" office:value-type="float" office:value="11.8396194009215" calcext:value-type="float">
            <text:p>11.8396194009</text:p>
          </table:table-cell>
          <table:table-cell table:formula="of:=[.O29]-[.N29]" office:value-type="float" office:value="-11.8935104559792" calcext:value-type="float">
            <text:p>-11.893510456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F30]/[Sheet2.E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J30]/[.I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G30] / [Sheet1.K30]" office:value-type="float" office:value="11.5769091514068" calcext:value-type="float">
            <text:p>11.5769091514</text:p>
          </table:table-cell>
          <table:table-cell table:formula="of:=[.G30]/[.K30]" office:value-type="float" office:value="9.62675279653554" calcext:value-type="float">
            <text:p>9.6267527965</text:p>
          </table:table-cell>
          <table:table-cell table:formula="of:=[.O30]-[.N30]" office:value-type="float" office:value="-1.95015635487125" calcext:value-type="float">
            <text:p>-1.9501563549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F31]/[Sheet2.E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J31]/[.I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G31] / [Sheet1.K31]" office:value-type="float" office:value="13.735004126682" calcext:value-type="float">
            <text:p>13.7350041267</text:p>
          </table:table-cell>
          <table:table-cell table:formula="of:=[.G31]/[.K31]" office:value-type="float" office:value="10.6728388455051" calcext:value-type="float">
            <text:p>10.6728388455</text:p>
          </table:table-cell>
          <table:table-cell table:formula="of:=[.O31]-[.N31]" office:value-type="float" office:value="-3.06216528117685" calcext:value-type="float">
            <text:p>-3.0621652812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F32]/[Sheet2.E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J32]/[.I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G32] / [Sheet1.K32]" office:value-type="float" office:value="12.3561179792917" calcext:value-type="float">
            <text:p>12.3561179793</text:p>
          </table:table-cell>
          <table:table-cell table:formula="of:=[.G32]/[.K32]" office:value-type="float" office:value="11.3345934094601" calcext:value-type="float">
            <text:p>11.3345934095</text:p>
          </table:table-cell>
          <table:table-cell table:formula="of:=[.O32]-[.N32]" office:value-type="float" office:value="-1.02152456983158" calcext:value-type="float">
            <text:p>-1.0215245698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F33]/[Sheet2.E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J33]/[.I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G33] / [Sheet1.K33]" office:value-type="float" office:value="11.6634903550548" calcext:value-type="float">
            <text:p>11.6634903551</text:p>
          </table:table-cell>
          <table:table-cell table:formula="of:=[.G33]/[.K33]" office:value-type="float" office:value="9.71132036908036" calcext:value-type="float">
            <text:p>9.7113203691</text:p>
          </table:table-cell>
          <table:table-cell table:formula="of:=[.O33]-[.N33]" office:value-type="float" office:value="-1.95216998597443" calcext:value-type="float">
            <text:p>-1.952169986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F34]/[Sheet2.E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J34]/[.I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G34] / [Sheet1.K34]" office:value-type="float" office:value="13.7130263497519" calcext:value-type="float">
            <text:p>13.7130263498</text:p>
          </table:table-cell>
          <table:table-cell table:formula="of:=[.G34]/[.K34]" office:value-type="float" office:value="9.59322514407815" calcext:value-type="float">
            <text:p>9.5932251441</text:p>
          </table:table-cell>
          <table:table-cell table:formula="of:=[.O34]-[.N34]" office:value-type="float" office:value="-4.1198012056737" calcext:value-type="float">
            <text:p>-4.1198012057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F35]/[Sheet2.E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G35] / [Sheet1.K35]" office:value-type="float" office:value="12.2832224122314" calcext:value-type="float">
            <text:p>12.2832224122</text:p>
          </table:table-cell>
          <table:table-cell table:formula="of:=[.G35]/[.K35]" office:value-type="float" office:value="12.0020220986096" calcext:value-type="float">
            <text:p>12.0020220986</text:p>
          </table:table-cell>
          <table:table-cell table:formula="of:=[.O35]-[.N35]" office:value-type="float" office:value="-0.281200313621813" calcext:value-type="float">
            <text:p>-0.281200313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F36]/[Sheet2.E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G36] / [Sheet1.K36]" office:value-type="float" office:value="13.3477994546487" calcext:value-type="float">
            <text:p>13.3477994546</text:p>
          </table:table-cell>
          <table:table-cell table:formula="of:=[.G36]/[.K36]" office:value-type="float" office:value="11.443523178065" calcext:value-type="float">
            <text:p>11.4435231781</text:p>
          </table:table-cell>
          <table:table-cell table:formula="of:=[.O36]-[.N36]" office:value-type="float" office:value="-1.90427627658371" calcext:value-type="float">
            <text:p>-1.9042762766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F37]/[Sheet2.E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J37]/[.I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G37] / [Sheet1.K37]" office:value-type="float" office:value="12.8553110291154" calcext:value-type="float">
            <text:p>12.8553110291</text:p>
          </table:table-cell>
          <table:table-cell table:formula="of:=[.G37]/[.K37]" office:value-type="float" office:value="10.515036752745" calcext:value-type="float">
            <text:p>10.5150367527</text:p>
          </table:table-cell>
          <table:table-cell table:formula="of:=[.O37]-[.N37]" office:value-type="float" office:value="-2.34027427637037" calcext:value-type="float">
            <text:p>-2.3402742764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F38]/[Sheet2.E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J38]/[.I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G38] / [Sheet1.K38]" office:value-type="float" office:value="16.8960690065612" calcext:value-type="float">
            <text:p>16.8960690066</text:p>
          </table:table-cell>
          <table:table-cell table:formula="of:=[.G38]/[.K38]" office:value-type="float" office:value="11.6501425145146" calcext:value-type="float">
            <text:p>11.6501425145</text:p>
          </table:table-cell>
          <table:table-cell table:formula="of:=[.O38]-[.N38]" office:value-type="float" office:value="-5.24592649204662" calcext:value-type="float">
            <text:p>-5.245926492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F39]/[Sheet2.E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J39]/[.I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G39] / [Sheet1.K39]" office:value-type="float" office:value="10.181861255369" calcext:value-type="float">
            <text:p>10.1818612554</text:p>
          </table:table-cell>
          <table:table-cell table:formula="of:=[.G39]/[.K39]" office:value-type="float" office:value="10.5953646286279" calcext:value-type="float">
            <text:p>10.5953646286</text:p>
          </table:table-cell>
          <table:table-cell table:formula="of:=[.O39]-[.N39]" office:value-type="float" office:value="0.413503373258942" calcext:value-type="float">
            <text:p>0.4135033733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F40]/[Sheet2.E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J40]/[.I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G40] / [Sheet1.K40]" office:value-type="float" office:value="12.2752499051868" calcext:value-type="float">
            <text:p>12.2752499052</text:p>
          </table:table-cell>
          <table:table-cell table:formula="of:=[.G40]/[.K40]" office:value-type="float" office:value="10.1040287207153" calcext:value-type="float">
            <text:p>10.1040287207</text:p>
          </table:table-cell>
          <table:table-cell table:formula="of:=[.O40]-[.N40]" office:value-type="float" office:value="-2.17122118447153" calcext:value-type="float">
            <text:p>-2.171221184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F41]/[Sheet2.E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J41]/[.I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G41] / [Sheet1.K41]" office:value-type="float" office:value="14.7285470025457" calcext:value-type="float">
            <text:p>14.7285470025</text:p>
          </table:table-cell>
          <table:table-cell table:formula="of:=[.G41]/[.K41]" office:value-type="float" office:value="13.0215113265839" calcext:value-type="float">
            <text:p>13.0215113266</text:p>
          </table:table-cell>
          <table:table-cell table:formula="of:=[.O41]-[.N41]" office:value-type="float" office:value="-1.70703567596185" calcext:value-type="float">
            <text:p>-1.707035676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F42]/[Sheet2.E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J42]/[.I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G42] / [Sheet1.K42]" office:value-type="float" office:value="15.2478424733261" calcext:value-type="float">
            <text:p>15.2478424733</text:p>
          </table:table-cell>
          <table:table-cell table:formula="of:=[.G42]/[.K42]" office:value-type="float" office:value="10.9232372762544" calcext:value-type="float">
            <text:p>10.9232372763</text:p>
          </table:table-cell>
          <table:table-cell table:formula="of:=[.O42]-[.N42]" office:value-type="float" office:value="-4.32460519707172" calcext:value-type="float">
            <text:p>-4.3246051971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F43]/[Sheet2.E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J43]/[.I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G43] / [Sheet1.K43]" office:value-type="float" office:value="14.927057364685" calcext:value-type="float">
            <text:p>14.9270573647</text:p>
          </table:table-cell>
          <table:table-cell table:formula="of:=[.G43]/[.K43]" office:value-type="float" office:value="11.9172740810481" calcext:value-type="float">
            <text:p>11.917274081</text:p>
          </table:table-cell>
          <table:table-cell table:formula="of:=[.O43]-[.N43]" office:value-type="float" office:value="-3.00978328363686" calcext:value-type="float">
            <text:p>-3.0097832836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F44]/[Sheet2.E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J44]/[.I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G44] / [Sheet1.K44]" office:value-type="float" office:value="13.1034360335961" calcext:value-type="float">
            <text:p>13.1034360336</text:p>
          </table:table-cell>
          <table:table-cell table:formula="of:=[.G44]/[.K44]" office:value-type="float" office:value="12.5810530518913" calcext:value-type="float">
            <text:p>12.5810530519</text:p>
          </table:table-cell>
          <table:table-cell table:formula="of:=[.O44]-[.N44]" office:value-type="float" office:value="-0.522382981704753" calcext:value-type="float">
            <text:p>-0.52238298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F45]/[Sheet2.E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J45]/[.I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G45] / [Sheet1.K45]" office:value-type="float" office:value="12.2308253584892" calcext:value-type="float">
            <text:p>12.2308253585</text:p>
          </table:table-cell>
          <table:table-cell table:formula="of:=[.G45]/[.K45]" office:value-type="float" office:value="12.0735124031265" calcext:value-type="float">
            <text:p>12.0735124031</text:p>
          </table:table-cell>
          <table:table-cell table:formula="of:=[.O45]-[.N45]" office:value-type="float" office:value="-0.157312955362732" calcext:value-type="float">
            <text:p>-0.1573129554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F46]/[Sheet2.E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J46]/[.I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G46] / [Sheet1.K46]" office:value-type="float" office:value="16.0608595153466" calcext:value-type="float">
            <text:p>16.0608595153</text:p>
          </table:table-cell>
          <table:table-cell table:formula="of:=[.G46]/[.K46]" office:value-type="float" office:value="10.8445795591704" calcext:value-type="float">
            <text:p>10.8445795592</text:p>
          </table:table-cell>
          <table:table-cell table:formula="of:=[.O46]-[.N46]" office:value-type="float" office:value="-5.21627995617621" calcext:value-type="float">
            <text:p>-5.2162799562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F47]/[Sheet2.E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J47]/[.I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G47] / [Sheet1.K47]" office:value-type="float" office:value="13.5152607251965" calcext:value-type="float">
            <text:p>13.5152607252</text:p>
          </table:table-cell>
          <table:table-cell table:formula="of:=[.G47]/[.K47]" office:value-type="float" office:value="9.6616654613737" calcext:value-type="float">
            <text:p>9.6616654614</text:p>
          </table:table-cell>
          <table:table-cell table:formula="of:=[.O47]-[.N47]" office:value-type="float" office:value="-3.85359526382278" calcext:value-type="float">
            <text:p>-3.8535952638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F48]/[Sheet2.E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J48]/[.I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G48] / [Sheet1.K48]" office:value-type="float" office:value="12.4803122874305" calcext:value-type="float">
            <text:p>12.4803122874</text:p>
          </table:table-cell>
          <table:table-cell table:formula="of:=[.G48]/[.K48]" office:value-type="float" office:value="10.8908179519701" calcext:value-type="float">
            <text:p>10.890817952</text:p>
          </table:table-cell>
          <table:table-cell table:formula="of:=[.O48]-[.N48]" office:value-type="float" office:value="-1.58949433546036" calcext:value-type="float">
            <text:p>-1.589494335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F49]/[Sheet2.E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J49]/[.I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G49] / [Sheet1.K49]" office:value-type="float" office:value="11.0822479629481" calcext:value-type="float">
            <text:p>11.0822479629</text:p>
          </table:table-cell>
          <table:table-cell table:formula="of:=[.G49]/[.K49]" office:value-type="float" office:value="9.63236903133084" calcext:value-type="float">
            <text:p>9.6323690313</text:p>
          </table:table-cell>
          <table:table-cell table:formula="of:=[.O49]-[.N49]" office:value-type="float" office:value="-1.44987893161729" calcext:value-type="float">
            <text:p>-1.449878931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F50]/[Sheet2.E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J50]/[.I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G50] / [Sheet1.K50]" office:value-type="float" office:value="10.8405358038498" calcext:value-type="float">
            <text:p>10.8405358038</text:p>
          </table:table-cell>
          <table:table-cell table:formula="of:=[.G50]/[.K50]" office:value-type="float" office:value="11.6830448904159" calcext:value-type="float">
            <text:p>11.6830448904</text:p>
          </table:table-cell>
          <table:table-cell table:formula="of:=[.O50]-[.N50]" office:value-type="float" office:value="0.842509086566142" calcext:value-type="float">
            <text:p>0.8425090866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F51]/[Sheet2.E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J51]/[.I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G51] / [Sheet1.K51]" office:value-type="float" office:value="11.0210983459369" calcext:value-type="float">
            <text:p>11.0210983459</text:p>
          </table:table-cell>
          <table:table-cell table:formula="of:=[.G51]/[.K51]" office:value-type="float" office:value="9.80042148753822" calcext:value-type="float">
            <text:p>9.8004214875</text:p>
          </table:table-cell>
          <table:table-cell table:formula="of:=[.O51]-[.N51]" office:value-type="float" office:value="-1.22067685839868" calcext:value-type="float">
            <text:p>-1.2206768584</text:p>
          </table:table-cell>
        </table:table-row>
        <table:table-row table:style-name="ro1">
          <table:table-cell table:style-name="Default"/>
          <table:table-cell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F52]/[Sheet2.E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J52]/[.I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G52] / [Sheet1.K52]" office:value-type="float" office:value="14.0358857022338" calcext:value-type="float">
            <text:p>14.0358857022</text:p>
          </table:table-cell>
          <table:table-cell table:formula="of:=[.G52]/[.K52]" office:value-type="float" office:value="14.51545933787" calcext:value-type="float">
            <text:p>14.5154593379</text:p>
          </table:table-cell>
          <table:table-cell table:formula="of:=[.O52]-[.N52]" office:value-type="float" office:value="0.479573635636244" calcext:value-type="float">
            <text:p>0.4795736356</text:p>
          </table:table-cell>
        </table:table-row>
        <table:table-row table:style-name="ro1"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F53]/[Sheet2.E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J53]/[.I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G53] / [Sheet1.K53]" office:value-type="float" office:value="11.0679106258048" calcext:value-type="float">
            <text:p>11.0679106258</text:p>
          </table:table-cell>
          <table:table-cell table:formula="of:=[.G53]/[.K53]" office:value-type="float" office:value="9.39037749202167" calcext:value-type="float">
            <text:p>9.390377492</text:p>
          </table:table-cell>
          <table:table-cell table:formula="of:=[.O53]-[.N53]" office:value-type="float" office:value="-1.67753313378314" calcext:value-type="float">
            <text:p>-1.6775331338</text:p>
          </table:table-cell>
        </table:table-row>
        <table:table-row table:style-name="ro1">
          <table:table-cell table:style-name="Default"/>
          <table:table-cell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F54]/[Sheet2.E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J54]/[.I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G54] / [Sheet1.K54]" office:value-type="float" office:value="16.0932279997742" calcext:value-type="float">
            <text:p>16.0932279998</text:p>
          </table:table-cell>
          <table:table-cell table:formula="of:=[.G54]/[.K54]" office:value-type="float" office:value="11.0839068505056" calcext:value-type="float">
            <text:p>11.0839068505</text:p>
          </table:table-cell>
          <table:table-cell table:formula="of:=[.O54]-[.N54]" office:value-type="float" office:value="-5.00932114926862" calcext:value-type="float">
            <text:p>-5.0093211493</text:p>
          </table:table-cell>
        </table:table-row>
        <table:table-row table:style-name="ro1">
          <table:table-cell table:style-name="Default"/>
          <table:table-cell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F55]/[Sheet2.E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J55]/[.I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G55] / [Sheet1.K55]" office:value-type="float" office:value="14.7055876001504" calcext:value-type="float">
            <text:p>14.7055876002</text:p>
          </table:table-cell>
          <table:table-cell table:formula="of:=[.G55]/[.K55]" office:value-type="float" office:value="12.5042438265941" calcext:value-type="float">
            <text:p>12.5042438266</text:p>
          </table:table-cell>
          <table:table-cell table:formula="of:=[.O55]-[.N55]" office:value-type="float" office:value="-2.20134377355634" calcext:value-type="float">
            <text:p>-2.2013437736</text:p>
          </table:table-cell>
        </table:table-row>
        <table:table-row table:style-name="ro1">
          <table:table-cell table:style-name="Default"/>
          <table:table-cell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F56]/[Sheet2.E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J56]/[.I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G56] / [Sheet1.K56]" office:value-type="float" office:value="12.9449574823169" calcext:value-type="float">
            <text:p>12.9449574823</text:p>
          </table:table-cell>
          <table:table-cell table:formula="of:=[.G56]/[.K56]" office:value-type="float" office:value="10.6101914806861" calcext:value-type="float">
            <text:p>10.6101914807</text:p>
          </table:table-cell>
          <table:table-cell table:formula="of:=[.O56]-[.N56]" office:value-type="float" office:value="-2.33476600163077" calcext:value-type="float">
            <text:p>-2.3347660016</text:p>
          </table:table-cell>
        </table:table-row>
        <table:table-row table:style-name="ro1">
          <table:table-cell table:style-name="Default"/>
          <table:table-cell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F57]/[Sheet2.E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J57]/[.I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G57] / [Sheet1.K57]" office:value-type="float" office:value="10.9888074659743" calcext:value-type="float">
            <text:p>10.988807466</text:p>
          </table:table-cell>
          <table:table-cell table:formula="of:=[.G57]/[.K57]" office:value-type="float" office:value="11.1719407155581" calcext:value-type="float">
            <text:p>11.1719407156</text:p>
          </table:table-cell>
          <table:table-cell table:formula="of:=[.O57]-[.N57]" office:value-type="float" office:value="0.183133249583779" calcext:value-type="float">
            <text:p>0.1831332496</text:p>
          </table:table-cell>
        </table:table-row>
        <table:table-row table:style-name="ro1">
          <table:table-cell table:style-name="Default"/>
          <table:table-cell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F58]/[Sheet2.E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J58]/[.I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G58] / [Sheet1.K58]" office:value-type="float" office:value="11.9286574087038" calcext:value-type="float">
            <text:p>11.9286574087</text:p>
          </table:table-cell>
          <table:table-cell table:formula="of:=[.G58]/[.K58]" office:value-type="float" office:value="9.50339440169494" calcext:value-type="float">
            <text:p>9.5033944017</text:p>
          </table:table-cell>
          <table:table-cell table:formula="of:=[.O58]-[.N58]" office:value-type="float" office:value="-2.42526300700882" calcext:value-type="float">
            <text:p>-2.425263007</text:p>
          </table:table-cell>
        </table:table-row>
        <table:table-row table:style-name="ro1">
          <table:table-cell table:style-name="Default"/>
          <table:table-cell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F59]/[Sheet2.E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J59]/[.I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G59] / [Sheet1.K59]" office:value-type="float" office:value="16.3933368511598" calcext:value-type="float">
            <text:p>16.3933368512</text:p>
          </table:table-cell>
          <table:table-cell table:formula="of:=[.G59]/[.K59]" office:value-type="float" office:value="11.4673854916727" calcext:value-type="float">
            <text:p>11.4673854917</text:p>
          </table:table-cell>
          <table:table-cell table:formula="of:=[.O59]-[.N59]" office:value-type="float" office:value="-4.92595135948717" calcext:value-type="float">
            <text:p>-4.9259513595</text:p>
          </table:table-cell>
        </table:table-row>
        <table:table-row table:style-name="ro1">
          <table:table-cell table:style-name="Default"/>
          <table:table-cell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F60]/[Sheet2.E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J60]/[.I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G60] / [Sheet1.K60]" office:value-type="string" office:string-value="" calcext:value-type="error">
            <text:p>#DIV/0!</text:p>
          </table:table-cell>
          <table:table-cell table:formula="of:=[.G60]/[.K60]" office:value-type="float" office:value="10.3638933826503" calcext:value-type="float">
            <text:p>10.3638933827</text:p>
          </table:table-cell>
          <table:table-cell table:formula="of:=[.O60]-[.N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F61]/[Sheet2.E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J61]/[.I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G61] / [Sheet1.K61]" office:value-type="float" office:value="12.220063862155" calcext:value-type="float">
            <text:p>12.2200638622</text:p>
          </table:table-cell>
          <table:table-cell table:formula="of:=[.G61]/[.K61]" office:value-type="float" office:value="10.5689220560162" calcext:value-type="float">
            <text:p>10.568922056</text:p>
          </table:table-cell>
          <table:table-cell table:formula="of:=[.O61]-[.N61]" office:value-type="float" office:value="-1.65114180613887" calcext:value-type="float">
            <text:p>-1.6511418061</text:p>
          </table:table-cell>
        </table:table-row>
        <table:table-row table:style-name="ro1">
          <table:table-cell table:style-name="Default"/>
          <table:table-cell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F62]/[Sheet2.E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J62]/[.I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G62] / [Sheet1.K62]" office:value-type="float" office:value="10.7794389452758" calcext:value-type="float">
            <text:p>10.7794389453</text:p>
          </table:table-cell>
          <table:table-cell table:formula="of:=[.G62]/[.K62]" office:value-type="float" office:value="11.5474538368941" calcext:value-type="float">
            <text:p>11.5474538369</text:p>
          </table:table-cell>
          <table:table-cell table:formula="of:=[.O62]-[.N62]" office:value-type="float" office:value="0.7680148916183" calcext:value-type="float">
            <text:p>0.7680148916</text:p>
          </table:table-cell>
        </table:table-row>
        <table:table-row table:style-name="ro1">
          <table:table-cell table:style-name="Default"/>
          <table:table-cell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F63]/[Sheet2.E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J63]/[.I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G63] / [Sheet1.K63]" office:value-type="float" office:value="18.6947248643127" calcext:value-type="float">
            <text:p>18.6947248643</text:p>
          </table:table-cell>
          <table:table-cell table:formula="of:=[.G63]/[.K63]" office:value-type="float" office:value="11.0916666987894" calcext:value-type="float">
            <text:p>11.0916666988</text:p>
          </table:table-cell>
          <table:table-cell table:formula="of:=[.O63]-[.N63]" office:value-type="float" office:value="-7.60305816552322" calcext:value-type="float">
            <text:p>-7.6030581655</text:p>
          </table:table-cell>
        </table:table-row>
        <table:table-row table:style-name="ro1">
          <table:table-cell table:style-name="Default"/>
          <table:table-cell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F64]/[Sheet2.E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J64]/[.I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G64] / [Sheet1.K64]" office:value-type="float" office:value="14.1060855130853" calcext:value-type="float">
            <text:p>14.1060855131</text:p>
          </table:table-cell>
          <table:table-cell table:formula="of:=[.G64]/[.K64]" office:value-type="float" office:value="11.9009789863423" calcext:value-type="float">
            <text:p>11.9009789863</text:p>
          </table:table-cell>
          <table:table-cell table:formula="of:=[.O64]-[.N64]" office:value-type="float" office:value="-2.20510652674294" calcext:value-type="float">
            <text:p>-2.2051065267</text:p>
          </table:table-cell>
        </table:table-row>
        <table:table-row table:style-name="ro1">
          <table:table-cell table:style-name="Default"/>
          <table:table-cell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F65]/[Sheet2.E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J65]/[.I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G65] / [Sheet1.K65]" office:value-type="float" office:value="21.1614453501527" calcext:value-type="float">
            <text:p>21.1614453502</text:p>
          </table:table-cell>
          <table:table-cell table:formula="of:=[.G65]/[.K65]" office:value-type="float" office:value="11.1067027723352" calcext:value-type="float">
            <text:p>11.1067027723</text:p>
          </table:table-cell>
          <table:table-cell table:formula="of:=[.O65]-[.N65]" office:value-type="float" office:value="-10.0547425778175" calcext:value-type="float">
            <text:p>-10.0547425778</text:p>
          </table:table-cell>
        </table:table-row>
        <table:table-row table:style-name="ro1">
          <table:table-cell table:style-name="Default"/>
          <table:table-cell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F66]/[Sheet2.E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J66]/[.I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G66] / [Sheet1.K66]" office:value-type="float" office:value="11.3147624726954" calcext:value-type="float">
            <text:p>11.3147624727</text:p>
          </table:table-cell>
          <table:table-cell table:formula="of:=[.G66]/[.K66]" office:value-type="float" office:value="12.3004832585833" calcext:value-type="float">
            <text:p>12.3004832586</text:p>
          </table:table-cell>
          <table:table-cell table:formula="of:=[.O66]-[.N66]" office:value-type="float" office:value="0.98572078588785" calcext:value-type="float">
            <text:p>0.9857207859</text:p>
          </table:table-cell>
        </table:table-row>
        <table:table-row table:style-name="ro1">
          <table:table-cell table:style-name="Default"/>
          <table:table-cell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F67]/[Sheet2.E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J67]/[.I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G67] / [Sheet1.K67]" office:value-type="float" office:value="13.4285286092643" calcext:value-type="float">
            <text:p>13.4285286093</text:p>
          </table:table-cell>
          <table:table-cell table:formula="of:=[.G67]/[.K67]" office:value-type="float" office:value="13.0883737946996" calcext:value-type="float">
            <text:p>13.0883737947</text:p>
          </table:table-cell>
          <table:table-cell table:formula="of:=[.O67]-[.N67]" office:value-type="float" office:value="-0.340154814564716" calcext:value-type="float">
            <text:p>-0.3401548146</text:p>
          </table:table-cell>
        </table:table-row>
        <table:table-row table:style-name="ro1">
          <table:table-cell table:style-name="Default"/>
          <table:table-cell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F68]/[Sheet2.E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J68]/[.I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G68] / [Sheet1.K68]" office:value-type="float" office:value="9.9737425724928" calcext:value-type="float">
            <text:p>9.9737425725</text:p>
          </table:table-cell>
          <table:table-cell table:formula="of:=[.G68]/[.K68]" office:value-type="float" office:value="10.5719140782013" calcext:value-type="float">
            <text:p>10.5719140782</text:p>
          </table:table-cell>
          <table:table-cell table:formula="of:=[.O68]-[.N68]" office:value-type="float" office:value="0.598171505708509" calcext:value-type="float">
            <text:p>0.5981715057</text:p>
          </table:table-cell>
        </table:table-row>
        <table:table-row table:style-name="ro1">
          <table:table-cell table:style-name="Default"/>
          <table:table-cell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F69]/[Sheet2.E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J69]/[.I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G69] / [Sheet1.K69]" office:value-type="float" office:value="14.5671889673473" calcext:value-type="float">
            <text:p>14.5671889673</text:p>
          </table:table-cell>
          <table:table-cell table:formula="of:=[.G69]/[.K69]" office:value-type="float" office:value="11.2573702964766" calcext:value-type="float">
            <text:p>11.2573702965</text:p>
          </table:table-cell>
          <table:table-cell table:formula="of:=[.O69]-[.N69]" office:value-type="float" office:value="-3.30981867087065" calcext:value-type="float">
            <text:p>-3.3098186709</text:p>
          </table:table-cell>
        </table:table-row>
        <table:table-row table:style-name="ro1">
          <table:table-cell table:style-name="Default"/>
          <table:table-cell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F70]/[Sheet2.E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J70]/[.I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Sheet1.G70] / [Sheet1.K70]" office:value-type="string" office:string-value="" calcext:value-type="error">
            <text:p>#DIV/0!</text:p>
          </table:table-cell>
          <table:table-cell table:formula="of:=[.G70]/[.K70]" office:value-type="float" office:value="11.195799618278" calcext:value-type="float">
            <text:p>11.1957996183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F71]/[Sheet2.E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J71]/[.I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Sheet1.G71] / [Sheet1.K71]" office:value-type="string" office:string-value="" calcext:value-type="error">
            <text:p>#DIV/0!</text:p>
          </table:table-cell>
          <table:table-cell table:formula="of:=[.G71]/[.K71]" office:value-type="float" office:value="11.8108620219099" calcext:value-type="float">
            <text:p>11.81086202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09:22:23.647986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7-17T20:40:39.701753150</dc:date>
    <meta:editing-duration>P1DT2H32M2S</meta:editing-duration>
    <meta:editing-cycles>101</meta:editing-cycles>
    <meta:generator>LibreOffice/4.2.8.2$Linux_X86_64 LibreOffice_project/420m0$Build-2</meta:generator>
    <meta:document-statistic meta:table-count="2" meta:cell-count="17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994cm" svg:height="17.161cm" xlink:href=".." xlink:type="simple" chart:class="chart:scatter" chart:column-mapping="0 1 3 2" chart:style-name="ch1">
        <chart:legend chart:legend-position="end" svg:x="30.115cm" svg:y="7.783cm" style:legend-expansion="high" chart:style-name="ch2"/>
        <chart:plot-area chart:style-name="ch3" table:cell-range-address="Sheet1.A4:Sheet1.A88 Sheet1.G4:Sheet1.G88 Sheet2.K4:Sheet2.K71 Sheet1.K4:Sheet1.K88" svg:x="1.69cm" svg:y="0.101cm" svg:width="29.908cm" svg:height="15.955cm">
          <chartooo:coordinate-region svg:x="2.656cm" svg:y="0.3cm" svg:width="27.962cm" svg:height="15.1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88" chart:class="chart:scatter">
            <chart:domain table:cell-range-address="Sheet1.A4:Sheet1.A88"/>
            <chart:data-point chart:repeated="85"/>
          </chart:series>
          <chart:series chart:style-name="ch8" chart:values-cell-range-address="Sheet2.K4:Sheet2.K71" chart:class="chart:scatter">
            <chart:domain table:cell-range-address="Sheet1.A4:Sheet1.A69"/>
            <chart:data-point chart:repeated="68"/>
          </chart:series>
          <chart:series chart:style-name="ch9" chart:values-cell-range-address="Sheet1.K4:Sheet1.K88" chart:class="chart:scatte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0138888888889">
                <text:p>0.320138888888889</text:p>
                <draw:g>
                  <svg:desc>Sheet1.A4:Sheet1.A88</svg:desc>
                </draw:g>
              </table:table-cell>
              <table:table-cell office:value-type="float" office:value="1.23381667569867">
                <text:p>1.23381667569867</text:p>
                <draw:g>
                  <svg:desc>Sheet1.G4:Sheet1.G88</svg:desc>
                </draw:g>
              </table:table-cell>
              <table:table-cell office:value-type="float" office:value="0.320138888888889">
                <text:p>0.320138888888889</text:p>
                <draw:g>
                  <svg:desc>Sheet1.A4:Sheet1.A69</svg:desc>
                </draw:g>
              </table:table-cell>
              <table:table-cell office:value-type="float" office:value="0.144842567206046">
                <text:p>0.144842567206046</text:p>
                <draw:g>
                  <svg:desc>Sheet2.K4:Sheet2.K71</svg:desc>
                </draw:g>
              </table:table-cell>
              <table:table-cell office:value-type="float" office:value="0.132049954766551">
                <text:p>0.132049954766551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5">
                <text:p>0.375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0.375">
                <text:p>0.375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75">
                <text:p>0.3875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0.3875">
                <text:p>0.3875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">
                <text:p>0.4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0.4">
                <text:p>0.4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NaN">
                <text:p>NaN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25">
                <text:p>0.4125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0.4125">
                <text:p>0.4125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5">
                <text:p>0.425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0.425">
                <text:p>0.425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75">
                <text:p>0.4375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0.4375">
                <text:p>0.4375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">
                <text:p>0.45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0.45">
                <text:p>0.45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0.0971058023277252">
                <text:p>0.0971058023277252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145201838721292">
                <text:p>0.145201838721292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0.127763924654063">
                <text:p>0.127763924654063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0.116233248441888">
                <text:p>0.116233248441888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134742468611584">
                <text:p>0.134742468611584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1271009708889">
                <text:p>0.1271009708889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49210932457978">
                <text:p>0.149210932457978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0.124965872998009">
                <text:p>0.124965872998009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136750122543138">
                <text:p>0.13675012254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0.132873281379973">
                <text:p>0.132873281379973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0.120051950906327">
                <text:p>0.120051950906327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32715606206538">
                <text:p>0.132715606206538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0.123647407384015">
                <text:p>0.123647407384015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0.133749518920512">
                <text:p>0.133749518920512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0.117240883298295">
                <text:p>0.117240883298295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12050904165125">
                <text:p>0.12050904165125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147589367889759">
                <text:p>0.147589367889759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375">
                <text:p>0.49375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0.49375">
                <text:p>0.49375</text:p>
              </table:table-cell>
              <table:table-cell office:value-type="float" office:value="0.140082055057555">
                <text:p>0.140082055057555</text:p>
              </table:table-cell>
              <table:table-cell office:value-type="float" office:value="0.101994539407629">
                <text:p>0.101994539407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349704167213">
                <text:p>0.128349704167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1152476352">
                <text:p>0.11775115247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M4:Sheet2.O69 Sheet2.N3:Sheet2.O3" chart:data-source-has-labels="row" svg:x="0.4cm" svg:y="0.214cm" svg:width="16.879cm" svg:height="10.308cm">
          <chartooo:coordinate-region svg:x="1.207cm" svg:y="0.413cm" svg:width="15.79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4:Sheet2.N69" chart:label-cell-address="Sheet2.N3:Sheet2.N3" chart:class="chart:scatter">
            <chart:domain table:cell-range-address="Sheet2.M4:Sheet2.M69"/>
            <chart:data-point chart:repeated="66"/>
          </chart:series>
          <chart:series chart:style-name="ch7" chart:values-cell-range-address="Sheet2.O4:Sheet2.O69" chart:label-cell-address="Sheet2.O3:Sheet2.O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1 </text:p>
                <draw:g>
                  <svg:desc>Sheet2.N3:Sheet2.N3</svg:desc>
                </draw:g>
              </table:table-cell>
              <table:table-cell office:value-type="string">
                <text:p>Run 2 </text:p>
                <draw:g>
                  <svg:desc>Sheet2.O3:Sheet2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69</svg:desc>
                </draw:g>
              </table:table-cell>
              <table:table-cell office:value-type="float" office:value="9.3435600025757">
                <text:p>9.3435600025757</text:p>
                <draw:g>
                  <svg:desc>Sheet2.N4:Sheet2.N69</svg:desc>
                </draw:g>
              </table:table-cell>
              <table:table-cell office:value-type="float" office:value="8.87057381071366">
                <text:p>8.87057381071366</text:p>
                <draw:g>
                  <svg:desc>Sheet2.O4:Sheet2.O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2528379568015">
                <text:p>9.22528379568015</text:p>
              </table:table-cell>
              <table:table-cell office:value-type="float" office:value="10.5023793170088">
                <text:p>10.502379317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5971610856003">
                <text:p>9.65971610856003</text:p>
              </table:table-cell>
              <table:table-cell office:value-type="float" office:value="10.3527136253465">
                <text:p>10.352713625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4910230995973">
                <text:p>13.4910230995973</text:p>
              </table:table-cell>
              <table:table-cell office:value-type="float" office:value="9.90132542511884">
                <text:p>9.9013254251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9054432653998">
                <text:p>12.9054432653998</text:p>
              </table:table-cell>
              <table:table-cell office:value-type="float" office:value="11.1048478885828">
                <text:p>11.104847888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7013785542027">
                <text:p>33.7013785542027</text:p>
              </table:table-cell>
              <table:table-cell office:value-type="float" office:value="10.5596709186138">
                <text:p>10.559670918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392033912796">
                <text:p>13.5392033912796</text:p>
              </table:table-cell>
              <table:table-cell office:value-type="float" office:value="11.3124666117524">
                <text:p>11.312466611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9037934582335">
                <text:p>12.9037934582335</text:p>
              </table:table-cell>
              <table:table-cell office:value-type="float" office:value="11.7208472649888">
                <text:p>11.720847264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2188679049614">
                <text:p>12.2188679049614</text:p>
              </table:table-cell>
              <table:table-cell office:value-type="float" office:value="9.95384569549842">
                <text:p>9.9538456954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5809154373973">
                <text:p>12.5809154373973</text:p>
              </table:table-cell>
              <table:table-cell office:value-type="float" office:value="10.4507530562036">
                <text:p>10.45075305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6049166870092">
                <text:p>16.6049166870092</text:p>
              </table:table-cell>
              <table:table-cell office:value-type="float" office:value="192.440802798709">
                <text:p>192.440802798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9.1471704465381">
                <text:p>29.1471704465381</text:p>
              </table:table-cell>
              <table:table-cell office:value-type="float" office:value="10.0015166167865">
                <text:p>10.00151661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.1539792026281">
                <text:p>10.1539792026281</text:p>
              </table:table-cell>
              <table:table-cell office:value-type="float" office:value="9.03086455275062">
                <text:p>9.03086455275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.5155269603013">
                <text:p>40.5155269603013</text:p>
              </table:table-cell>
              <table:table-cell office:value-type="float" office:value="8.32104605420172">
                <text:p>8.321046054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219584041517">
                <text:p>10.7219584041517</text:p>
              </table:table-cell>
              <table:table-cell office:value-type="float" office:value="10.6947091649415">
                <text:p>10.6947091649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9.7886892036306">
                <text:p>89.7886892036306</text:p>
              </table:table-cell>
              <table:table-cell office:value-type="float" office:value="11.2132628147682">
                <text:p>11.2132628147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0.0571701814693">
                <text:p>10.0571701814693</text:p>
              </table:table-cell>
              <table:table-cell office:value-type="float" office:value="11.6922177717249">
                <text:p>11.69221777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3.0479204982061">
                <text:p>13.0479204982061</text:p>
              </table:table-cell>
              <table:table-cell office:value-type="float" office:value="10.7383066683275">
                <text:p>10.738306668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2.6960344461134">
                <text:p>12.6960344461134</text:p>
              </table:table-cell>
              <table:table-cell office:value-type="float" office:value="10.0042772879952">
                <text:p>10.004277287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913809242293">
                <text:p>15.3913809242293</text:p>
              </table:table-cell>
              <table:table-cell office:value-type="float" office:value="13.2079855551818">
                <text:p>13.207985555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5589937205563">
                <text:p>14.5589937205563</text:p>
              </table:table-cell>
              <table:table-cell office:value-type="float" office:value="10.8284485470941">
                <text:p>10.828448547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3.6935039921641">
                <text:p>23.6935039921641</text:p>
              </table:table-cell>
              <table:table-cell office:value-type="float" office:value="10.4563616052465">
                <text:p>10.456361605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8.7617972478183">
                <text:p>18.7617972478183</text:p>
              </table:table-cell>
              <table:table-cell office:value-type="float" office:value="10.237282952534">
                <text:p>10.237282952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4.5735499156268">
                <text:p>34.5735499156268</text:p>
              </table:table-cell>
              <table:table-cell office:value-type="float" office:value="12.7428588394789">
                <text:p>12.742858839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8.198550941936">
                <text:p>18.198550941936</text:p>
              </table:table-cell>
              <table:table-cell office:value-type="float" office:value="10.8758537179786">
                <text:p>10.875853717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3.7331298569007">
                <text:p>23.7331298569007</text:p>
              </table:table-cell>
              <table:table-cell office:value-type="float" office:value="11.8396194009215">
                <text:p>11.8396194009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769091514068">
                <text:p>11.5769091514068</text:p>
              </table:table-cell>
              <table:table-cell office:value-type="float" office:value="9.62675279653554">
                <text:p>9.6267527965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3.735004126682">
                <text:p>13.735004126682</text:p>
              </table:table-cell>
              <table:table-cell office:value-type="float" office:value="10.6728388455051">
                <text:p>10.672838845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2.3561179792917">
                <text:p>12.3561179792917</text:p>
              </table:table-cell>
              <table:table-cell office:value-type="float" office:value="11.3345934094601">
                <text:p>11.3345934094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6634903550548">
                <text:p>11.6634903550548</text:p>
              </table:table-cell>
              <table:table-cell office:value-type="float" office:value="9.71132036908036">
                <text:p>9.7113203690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7130263497519">
                <text:p>13.7130263497519</text:p>
              </table:table-cell>
              <table:table-cell office:value-type="float" office:value="9.59322514407815">
                <text:p>9.5932251440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2.2832224122314">
                <text:p>12.2832224122314</text:p>
              </table:table-cell>
              <table:table-cell office:value-type="float" office:value="12.0020220986096">
                <text:p>12.002022098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3477994546487">
                <text:p>13.3477994546487</text:p>
              </table:table-cell>
              <table:table-cell office:value-type="float" office:value="11.443523178065">
                <text:p>11.443523178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.8553110291154">
                <text:p>12.8553110291154</text:p>
              </table:table-cell>
              <table:table-cell office:value-type="float" office:value="10.515036752745">
                <text:p>10.515036752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6.8960690065612">
                <text:p>16.8960690065612</text:p>
              </table:table-cell>
              <table:table-cell office:value-type="float" office:value="11.6501425145146">
                <text:p>11.650142514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0.181861255369">
                <text:p>10.181861255369</text:p>
              </table:table-cell>
              <table:table-cell office:value-type="float" office:value="10.5953646286279">
                <text:p>10.595364628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2.2752499051868">
                <text:p>12.2752499051868</text:p>
              </table:table-cell>
              <table:table-cell office:value-type="float" office:value="10.1040287207153">
                <text:p>10.104028720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4.7285470025457">
                <text:p>14.7285470025457</text:p>
              </table:table-cell>
              <table:table-cell office:value-type="float" office:value="13.0215113265839">
                <text:p>13.0215113265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5.2478424733261">
                <text:p>15.2478424733261</text:p>
              </table:table-cell>
              <table:table-cell office:value-type="float" office:value="10.9232372762544">
                <text:p>10.923237276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4.927057364685">
                <text:p>14.927057364685</text:p>
              </table:table-cell>
              <table:table-cell office:value-type="float" office:value="11.9172740810481">
                <text:p>11.9172740810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3.1034360335961">
                <text:p>13.1034360335961</text:p>
              </table:table-cell>
              <table:table-cell office:value-type="float" office:value="12.5810530518913">
                <text:p>12.5810530518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2.2308253584892">
                <text:p>12.2308253584892</text:p>
              </table:table-cell>
              <table:table-cell office:value-type="float" office:value="12.0735124031265">
                <text:p>12.073512403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6.0608595153466">
                <text:p>16.0608595153466</text:p>
              </table:table-cell>
              <table:table-cell office:value-type="float" office:value="10.8445795591704">
                <text:p>10.844579559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3.5152607251965">
                <text:p>13.5152607251965</text:p>
              </table:table-cell>
              <table:table-cell office:value-type="float" office:value="9.6616654613737">
                <text:p>9.661665461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2.4803122874305">
                <text:p>12.4803122874305</text:p>
              </table:table-cell>
              <table:table-cell office:value-type="float" office:value="10.8908179519701">
                <text:p>10.890817951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1.0822479629481">
                <text:p>11.0822479629481</text:p>
              </table:table-cell>
              <table:table-cell office:value-type="float" office:value="9.63236903133084">
                <text:p>9.6323690313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0.8405358038498">
                <text:p>10.8405358038498</text:p>
              </table:table-cell>
              <table:table-cell office:value-type="float" office:value="11.6830448904159">
                <text:p>11.683044890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1.0210983459369">
                <text:p>11.0210983459369</text:p>
              </table:table-cell>
              <table:table-cell office:value-type="float" office:value="9.80042148753822">
                <text:p>9.8004214875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4.0358857022338">
                <text:p>14.0358857022338</text:p>
              </table:table-cell>
              <table:table-cell office:value-type="float" office:value="14.51545933787">
                <text:p>14.5154593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1.0679106258048">
                <text:p>11.0679106258048</text:p>
              </table:table-cell>
              <table:table-cell office:value-type="float" office:value="9.39037749202167">
                <text:p>9.39037749202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6.0932279997742">
                <text:p>16.0932279997742</text:p>
              </table:table-cell>
              <table:table-cell office:value-type="float" office:value="11.0839068505056">
                <text:p>11.083906850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4.7055876001504">
                <text:p>14.7055876001504</text:p>
              </table:table-cell>
              <table:table-cell office:value-type="float" office:value="12.5042438265941">
                <text:p>12.5042438265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2.9449574823169">
                <text:p>12.9449574823169</text:p>
              </table:table-cell>
              <table:table-cell office:value-type="float" office:value="10.6101914806861">
                <text:p>10.6101914806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0.9888074659743">
                <text:p>10.9888074659743</text:p>
              </table:table-cell>
              <table:table-cell office:value-type="float" office:value="11.1719407155581">
                <text:p>11.171940715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1.9286574087038">
                <text:p>11.9286574087038</text:p>
              </table:table-cell>
              <table:table-cell office:value-type="float" office:value="9.50339440169494">
                <text:p>9.50339440169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6.3933368511598">
                <text:p>16.3933368511598</text:p>
              </table:table-cell>
              <table:table-cell office:value-type="float" office:value="11.4673854916727">
                <text:p>11.4673854916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3638933826503">
                <text:p>10.3638933826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2.220063862155">
                <text:p>12.220063862155</text:p>
              </table:table-cell>
              <table:table-cell office:value-type="float" office:value="10.5689220560162">
                <text:p>10.568922056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0.7794389452758">
                <text:p>10.7794389452758</text:p>
              </table:table-cell>
              <table:table-cell office:value-type="float" office:value="11.5474538368941">
                <text:p>11.5474538368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.6947248643127">
                <text:p>18.6947248643127</text:p>
              </table:table-cell>
              <table:table-cell office:value-type="float" office:value="11.0916666987894">
                <text:p>11.091666698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4.1060855130853">
                <text:p>14.1060855130853</text:p>
              </table:table-cell>
              <table:table-cell office:value-type="float" office:value="11.9009789863423">
                <text:p>11.9009789863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21.1614453501527">
                <text:p>21.1614453501527</text:p>
              </table:table-cell>
              <table:table-cell office:value-type="float" office:value="11.1067027723352">
                <text:p>11.1067027723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1.3147624726954">
                <text:p>11.3147624726954</text:p>
              </table:table-cell>
              <table:table-cell office:value-type="float" office:value="12.3004832585833">
                <text:p>12.300483258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3.4285286092643">
                <text:p>13.4285286092643</text:p>
              </table:table-cell>
              <table:table-cell office:value-type="float" office:value="13.0883737946996">
                <text:p>13.0883737946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.9737425724928">
                <text:p>9.9737425724928</text:p>
              </table:table-cell>
              <table:table-cell office:value-type="float" office:value="10.5719140782013">
                <text:p>10.571914078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4.5671889673473">
                <text:p>14.5671889673473</text:p>
              </table:table-cell>
              <table:table-cell office:value-type="float" office:value="11.2573702964766">
                <text:p>11.257370296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M4:Sheet2.M71 Sheet2.P3:Sheet2.P71" chart:data-source-has-labels="row" svg:x="0.421cm" svg:y="0.214cm" svg:width="16.797cm" svg:height="10.284cm">
          <chartooo:coordinate-region svg:x="1.333cm" svg:y="0.413cm" svg:width="15.605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71" chart:label-cell-address="Sheet2.P3:Sheet2.P3" chart:class="chart:scatter">
            <chart:domain table:cell-range-address="Sheet2.M4:Sheet2.M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2 – Run1</text:p>
                <draw:g>
                  <svg:desc>Sheet2.P3:Sheet2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71</svg:desc>
                </draw:g>
              </table:table-cell>
              <table:table-cell office:value-type="float" office:value="-0.47298619186204">
                <text:p>-0.47298619186204</text:p>
                <draw:g>
                  <svg:desc>Sheet2.P4:Sheet2.P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7709552132866">
                <text:p>1.2770955213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92997516786505">
                <text:p>0.69299751678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3.58969767447849">
                <text:p>-3.589697674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.80059537681697">
                <text:p>-1.8005953768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23.1417076355889">
                <text:p>-23.141707635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2.22673677952722">
                <text:p>-2.226736779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18294619324472">
                <text:p>-1.1829461932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.26502220946302">
                <text:p>-2.26502220946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2.13016238119379">
                <text:p>-2.1301623811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5.8358861117">
                <text:p>175.835886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9.1456538297516">
                <text:p>-19.14565382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.12311464987746">
                <text:p>-1.1231146498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2.1944809060996">
                <text:p>-32.1944809060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272492392102244">
                <text:p>-0.027249239210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78.5754263888624">
                <text:p>-78.5754263888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63504759025559">
                <text:p>1.6350475902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.30961382987859">
                <text:p>-2.3096138298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2.69175715811824">
                <text:p>-2.6917571581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2.18339536904754">
                <text:p>-2.1833953690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3.73054517346221">
                <text:p>-3.7305451734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13.2371423869176">
                <text:p>-13.237142386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-8.52451429528436">
                <text:p>-8.524514295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-21.8306910761479">
                <text:p>-21.8306910761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-7.32269722395736">
                <text:p>-7.3226972239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11.8935104559792">
                <text:p>-11.893510455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-1.95015635487125">
                <text:p>-1.9501563548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3.06216528117685">
                <text:p>-3.062165281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-1.02152456983158">
                <text:p>-1.021524569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1.95216998597443">
                <text:p>-1.95216998597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4.1198012056737">
                <text:p>-4.1198012056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-0.281200313621813">
                <text:p>-0.28120031362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-1.90427627658371">
                <text:p>-1.9042762765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-2.34027427637037">
                <text:p>-2.340274276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-5.24592649204662">
                <text:p>-5.24592649204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413503373258942">
                <text:p>0.413503373258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-2.17122118447153">
                <text:p>-2.1712211844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1.70703567596185">
                <text:p>-1.70703567596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4.32460519707172">
                <text:p>-4.3246051970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-3.00978328363686">
                <text:p>-3.009783283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-0.522382981704753">
                <text:p>-0.52238298170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-0.157312955362732">
                <text:p>-0.157312955362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5.21627995617621">
                <text:p>-5.2162799561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3.85359526382278">
                <text:p>-3.8535952638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1.58949433546036">
                <text:p>-1.58949433546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-1.44987893161729">
                <text:p>-1.4498789316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842509086566142">
                <text:p>0.842509086566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1.22067685839868">
                <text:p>-1.2206768583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0.479573635636244">
                <text:p>0.479573635636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1.67753313378314">
                <text:p>-1.67753313378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5.00932114926862">
                <text:p>-5.0093211492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-2.20134377355634">
                <text:p>-2.2013437735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2.33476600163077">
                <text:p>-2.3347660016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0.183133249583779">
                <text:p>0.183133249583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2.42526300700882">
                <text:p>-2.42526300700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4.92595135948717">
                <text:p>-4.92595135948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-1.65114180613887">
                <text:p>-1.6511418061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0.7680148916183">
                <text:p>0.7680148916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7.60305816552322">
                <text:p>-7.60305816552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2.20510652674294">
                <text:p>-2.2051065267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10.0547425778175">
                <text:p>-10.0547425778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98572078588785">
                <text:p>0.9857207858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-0.340154814564716">
                <text:p>-0.34015481456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598171505708509">
                <text:p>0.598171505708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-3.30981867087065">
                <text:p>-3.3098186708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